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GOPOPA+TimesNewRoman" svg:font-family="GOPOPA+TimesNewRoman" style:font-family-generic="roman"/>
    <style:font-face style:name="GPAACC+TimesNewRoman,Bold" svg:font-family="'GPAACC+TimesNewRoman,Bold'" style:font-family-generic="roman"/>
    <style:font-face style:name="GOPPGC+Arial,Bold" svg:font-family="'GOPPG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style>
    <style:style style:name="P5" style:family="paragraph" style:parent-style-name="Standard">
      <style:paragraph-properties fo:margin-left="0.7929in" fo:margin-right="0in" fo:text-indent="0in" style:auto-text-indent="false"/>
      <style:text-properties style:font-name="GOPOPA+TimesNewRoman" fo:font-size="10pt" style:font-name-asian="GOPOPA+TimesNewRoman" style:font-size-asian="10pt" style:font-name-complex="GOPOPA+TimesNewRoman" style:font-size-complex="10pt"/>
    </style:style>
    <style:style style:name="P6" style:family="paragraph" style:parent-style-name="Standard">
      <style:paragraph-properties fo:margin-left="0.7929in" fo:margin-right="0in" fo:text-align="start" style:justify-single-word="false" fo:text-indent="0in" style:auto-text-indent="false" style:text-autospace="none"/>
      <style:text-properties style:font-name="Times New Roman" fo:font-size="12pt" style:font-name-asian="GOPOPA+TimesNewRoman" style:font-size-asian="12pt" style:font-name-complex="GOPOPA+TimesNewRoman" style:font-size-complex="12pt"/>
    </style:style>
    <style:style style:name="P7" style:family="paragraph" style:parent-style-name="Standard" style:list-style-name="L3">
      <style:paragraph-properties fo:margin-left="0.5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8" style:family="paragraph" style:parent-style-name="Standard" style:list-style-name="L3">
      <style:paragraph-properties fo:margin-left="0.5in" fo:margin-right="0in" fo:text-align="start" style:justify-single-word="false" fo:text-indent="0.3028in" style:auto-text-indent="false" style:text-autospace="none"/>
      <style:text-properties style:font-name="Times New Roman" fo:font-size="12pt" style:font-size-asian="12pt" style:font-size-complex="12pt"/>
    </style:style>
    <style:style style:name="P9" style:family="paragraph" style:parent-style-name="Standard">
      <style:paragraph-properties fo:margin-left="0.6661in" fo:margin-right="0in" fo:text-align="start" style:justify-single-word="false" fo:text-indent="0.3028in" style:auto-text-indent="false" style:text-autospace="none"/>
      <style:text-properties style:font-name="Times New Roman" fo:font-size="12pt" style:font-name-asian="GOPOPA+TimesNewRoman" style:font-size-asian="12pt" style:font-name-complex="GOPOPA+TimesNewRoman" style:font-size-complex="12pt"/>
    </style:style>
    <style:style style:name="P10" style:family="paragraph" style:parent-style-name="paragraph" style:list-style-name="L1"/>
    <style:style style:name="P11" style:family="paragraph" style:parent-style-name="paragraph">
      <style:text-properties fo:font-style="italic" style:text-underline-style="solid" style:text-underline-width="auto" style:text-underline-color="font-color" style:font-style-asian="italic" style:font-style-complex="italic"/>
    </style:style>
    <style:style style:name="P12" style:family="paragraph" style:parent-style-name="paragraph">
      <style:text-properties fo:font-style="normal" style:text-underline-style="none" style:font-style-asian="normal" style:font-style-complex="normal"/>
    </style:style>
    <style:style style:name="P13" style:family="paragraph" style:parent-style-name="paragraph">
      <style:paragraph-properties fo:margin-left="0.7929in" fo:margin-right="0in" fo:text-indent="0.0063in" style:auto-text-indent="false">
        <style:tab-stops/>
      </style:paragraph-properties>
    </style:style>
    <style:style style:name="P14" style:family="paragraph" style:parent-style-name="paragraph">
      <style:paragraph-properties fo:break-before="page"/>
      <style:text-properties fo:font-style="italic" style:text-underline-style="solid" style:text-underline-width="auto" style:text-underline-color="font-color" style:font-style-asian="italic" style:font-style-complex="italic"/>
    </style:style>
    <style:style style:name="P15" style:family="paragraph" style:parent-style-name="code">
      <style:text-properties fo:language="en" fo:country="US" style:language-asian="zxx" style:country-asian="none"/>
    </style:style>
    <style:style style:name="P16" style:family="paragraph" style:parent-style-name="code">
      <style:text-properties fo:font-weight="bold" style:font-weight-asian="bold" style:font-weight-complex="bold"/>
    </style:style>
    <style:style style:name="P17" style:family="paragraph">
      <style:paragraph-properties fo:text-align="center"/>
    </style:style>
    <style:style style:name="P18"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style:font-name-asian="GOPPGC+Arial,Bold" style:font-weight-asian="bold" style:font-name-complex="GOPPGC+Arial,Bold" style:font-weight-complex="bold"/>
    </style:style>
    <style:style style:name="T3" style:family="text">
      <style:text-properties style:font-weight-complex="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fo:background-color="#ffff00" style:font-size-asian="10.5pt" style:font-weight-asian="normal" style:font-size-complex="12pt" style:font-weight-complex="normal"/>
    </style:style>
    <style:style style:name="T7" style:family="text">
      <style:text-properties style:font-name="Times New Roman" fo:font-size="12pt" fo:font-weight="bold" style:font-size-asian="10.5pt" style:font-weight-asian="bold" style:font-size-complex="12pt" style:font-weight-complex="bold"/>
    </style:style>
    <style:style style:name="T8" style:family="text">
      <style:text-properties style:font-size-complex="12pt" style:font-weight-complex="bold"/>
    </style:style>
    <style:style style:name="T9" style:family="text">
      <style:text-properties style:font-size-complex="12pt" style:font-weight-complex="normal"/>
    </style:style>
    <style:style style:name="T10" style:family="text">
      <style:text-properties fo:font-size="10pt" style:font-name-asian="GOPOPA+TimesNewRoman" style:font-size-asian="10pt" style:font-name-complex="GOPOPA+TimesNewRoman" style:font-size-complex="10pt"/>
    </style:style>
    <style:style style:name="T11" style:family="text">
      <style:text-properties style:font-name="GPAACC+TimesNewRoman,Bold" fo:font-size="14pt" style:font-name-asian="GPAACC+TimesNewRoman,Bold" style:font-size-asian="14pt" style:font-name-complex="GPAACC+TimesNewRoman,Bold" style:font-size-complex="14pt"/>
    </style:style>
    <style:style style:name="T12" style:family="text">
      <style:text-properties style:font-name="GPAACC+TimesNewRoman,Bold" style:font-name-asian="GPAACC+TimesNewRoman,Bold" style:font-name-complex="GPAACC+TimesNewRoman,Bold"/>
    </style:style>
    <style:style style:name="T13" style:family="text">
      <style:text-properties style:font-name="GOPPGC+Arial,Bold" style:font-name-asian="GOPPGC+Arial,Bold" style:font-name-complex="GOPPGC+Arial,Bold"/>
    </style:style>
    <style:style style:name="T14" style:family="text">
      <style:text-properties style:font-name="GOPOPA+TimesNewRoman" fo:font-size="10pt" style:font-name-asian="GOPOPA+TimesNewRoman" style:font-size-asian="10pt" style:font-name-complex="GOPOPA+TimesNewRoman" style:font-size-complex="10pt"/>
    </style:style>
    <style:style style:name="T15" style:family="text">
      <style:text-properties style:font-name-asian="GOPOPA+TimesNewRoman"/>
    </style:style>
    <style:style style:name="T16" style:family="text">
      <style:text-properties style:font-name-asian="GOPOPA+TimesNewRoman" style:font-name-complex="GOPOPA+TimesNewRoman"/>
    </style:style>
    <style:style style:name="T17" style:family="text">
      <style:text-properties style:font-name-complex="GOPOPA+TimesNewRoman"/>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fo:font-size="14pt" style:font-name-asian="GPAACC+TimesNewRoman,Bold" style:font-size-asian="14pt" style:font-name-complex="GPAACC+TimesNewRoman,Bold" style:font-size-complex="14pt"/>
    </style:style>
    <style:style style:name="T21" style:family="text">
      <style:text-properties style:font-name-asian="GPAACC+TimesNewRoman,Bold" style:font-name-complex="GPAACC+TimesNewRoman,Bold"/>
    </style:style>
    <style:style style:name="T22" style:family="text">
      <style:text-properties style:font-name-asian="GOPPGC+Arial,Bold" style:font-name-complex="GOPPGC+Arial,Bold"/>
    </style:style>
    <style:style style:name="T23" style:family="text">
      <style:text-properties fo:background-color="#ffff00"/>
    </style:style>
    <style:style style:name="T24" style:family="text">
      <style:text-properties fo:language="en" fo:country="US" style:language-asian="zxx" style:country-asian="none"/>
    </style:style>
    <style:style style:name="T25" style:family="text">
      <style:text-properties fo:background-color="transparent"/>
    </style:style>
    <style:style style:name="T26"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stroke="none" svg:stroke-color="#000000" draw:fill="none" draw:fill-color="#ffffff" fo:min-height="0.1917in" style:run-through="foreground"/>
    </style:style>
    <style:style style:name="gr10" style:family="graphic">
      <style:graphic-properties draw:stroke="none" svg:stroke-color="#000000" draw:fill="none" draw:fill-color="#ffffff" fo:min-height="0.1563in" style:run-through="foreground"/>
    </style:style>
    <style:style style:name="gr11" style:family="graphic">
      <style:graphic-properties draw:stroke="none" svg:stroke-color="#000000" draw:fill="none" draw:fill-color="#ffffff" fo:min-height="0.1339in" style:run-through="foreground"/>
    </style:style>
    <style:style style:name="gr12"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text:h>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text:p>
      <text:p text:style-name="paragraph">In this example, the Receiver component provides the interface <text:span text:style-name="keyword">MyFoo</text:span> as follows:</text:p>
      <text:p text:style-name="P1"/>
      <text:p text:style-name="P2">interface MyFoo </text:p>
      <text:p text:style-name="P2">{</text:p>
      <text:p text:style-name="P2"><text:tab/>long foo (in string in_str, out string answer) raises (InternalError);</text:p>
      <text:p text:style-name="P2"/>
      <text:p text:style-name="P2"><text:tab/>attribute short rw_attrib;</text:p>
      <text:p text:style-name="P2"><text:tab/>readonly attribute short ro_attrib;</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CORBA already provides a suitable technique on the middleware layer called AMI.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a so called reply handler). This example studies the second variant that uses a Callback. A client receives callback calls in a so called reply handler. <text:s/></text:p>
      <text:p text:style-name="P4">To use AMI in CCM, an AMI component should be created. This component is placed between the Sender (client) and the Receiver (server) components (see figure below).</text:p>
      <text:p text:style-name="paragraph"><draw:g text:anchor-type="paragraph" draw:z-index="0" draw:style-name="gr1"><draw:rect draw:style-name="gr2" draw:text-style-name="P17" svg:width="1.3543in" svg:height="1.2398in" svg:x="0.8165in" svg:y="0.2622in"><text:p text:style-name="P17">Sender </text:p><text:p text:style-name="P17">('client' component)</text:p></draw:rect><draw:rect draw:style-name="gr3" draw:text-style-name="P17" svg:width="1.698in" svg:height="1.2398in" svg:x="2.8039in" svg:y="0.2622in"><text:p text:style-name="P17">AMI</text:p><text:p text:style-name="P17">(AMI-component)</text:p></draw:rect><draw:rect draw:style-name="gr2" draw:text-style-name="P17" svg:width="1.3543in" svg:height="1.2398in" svg:x="5.2957in" svg:y="0.2602in"><text:p text:style-name="P17">Receiver </text:p><text:p text:style-name="P17">('server' component)</text:p></draw:rect><draw:g draw:style-name="gr4"><draw:g draw:style-name="gr4"><draw:custom-shape draw:style-name="gr5"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17" svg:width="0.0941in" svg:height="0.0862in" svg:x="2.4917in" svg:y="0.6819in"><text:p/></draw:ellipse></draw:g><draw:g draw:style-name="gr4"><draw:custom-shape draw:style-name="gr5"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17" svg:width="-0.0941in" svg:height="-0.0862in" svg:x="2.5043in" svg:y="1.0709in"><text:p/></draw:ellipse></draw:g><draw:line draw:style-name="gr7" draw:text-style-name="P17" svg:x1="2.3949in" svg:y1="0.7213in" svg:x2="2.2839in" svg:y2="0.7205in"><text:p/></draw:line><draw:line draw:style-name="gr7" draw:text-style-name="P17" svg:x1="2.2839in" svg:y1="0.7205in" svg:x2="2.2839in" svg:y2="1.0339in"><text:p/></draw:line><draw:line draw:style-name="gr7" draw:text-style-name="P17" svg:x1="2.4555in" svg:y1="1.0346in" svg:x2="2.2839in" svg:y2="1.0346in"><text:p/></draw:line><draw:line draw:style-name="gr7" draw:text-style-name="P17" svg:x1="2.5854in" svg:y1="0.7193in" svg:x2="2.7106in" svg:y2="0.7193in"><text:p/></draw:line><draw:line draw:style-name="gr7" draw:text-style-name="P17" svg:x1="2.6193in" svg:y1="1.0346in" svg:x2="2.7102in" svg:y2="1.0346in"><text:p/></draw:line><draw:line draw:style-name="gr7" draw:text-style-name="P17" svg:x1="2.7102in" svg:y1="0.7193in" svg:x2="2.7102in" svg:y2="1.0346in"><text:p/></draw:line></draw:g><draw:line draw:style-name="gr7" draw:text-style-name="P17" svg:x1="2.2843in" svg:y1="0.8618in" svg:x2="2.1709in" svg:y2="0.8618in"><text:p/></draw:line><draw:line draw:style-name="gr7" draw:text-style-name="P17" svg:x1="2.7102in" svg:y1="0.8701in" svg:x2="2.8039in" svg:y2="0.8701in"><text:p/></draw:line><draw:g draw:style-name="gr4"><draw:custom-shape draw:style-name="gr5"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17" svg:width="0.0941in" svg:height="0.0862in" svg:x="4.9358in" svg:y="0.7909in"><text:p text:style-name="P17">v</text:p></draw:ellipse></draw:g><draw:line draw:style-name="gr7" draw:text-style-name="P17" svg:x1="4.8209in" svg:y1="0.8366in" svg:x2="4.502in" svg:y2="0.8366in"><text:p/></draw:line><draw:line draw:style-name="gr7" draw:text-style-name="P17" svg:x1="5.002in" svg:y1="0.85in" svg:x2="5.2957in" svg:y2="0.85in"><text:p/></draw:line><draw:frame draw:style-name="gr9" svg:width="0.4913in" svg:height="0.1921in" svg:x="4.6713in" svg:y="0.9677in"><draw:text-box><text:p>MyFoo</text:p></draw:text-box></draw:frame><draw:frame draw:style-name="gr10" draw:text-style-name="P18" svg:width="0.8232in" svg:height="0.1677in" svg:x="2.5445in" svg:y="0.4094in"><draw:text-box><text:p><text:span text:style-name="T26">AMI_MyFoo</text:span></text:p></draw:text-box></draw:frame><draw:frame draw:style-name="gr11" draw:text-style-name="P18" svg:width="1.3413in" svg:height="0.1677in" svg:x="1.3303in" svg:y="1.1791in"><draw:text-box><text:p><text:span text:style-name="T26">AMI_MyFoo_callback</text:span></text:p></draw:text-box></draw:frame><draw:g draw:style-name="gr4"><draw:custom-shape draw:style-name="gr5"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17" svg:width="0.0941in" svg:height="0.0862in" svg:x="3.665in" svg:y="1.7665in"><text:p text:style-name="P17">v</text:p></draw:ellipse></draw:g><draw:line draw:style-name="gr7" draw:text-style-name="P17" svg:x1="1.4799in" svg:y1="1.502in" svg:x2="1.4799in" svg:y2="1.8028in"><text:p/></draw:line><draw:line draw:style-name="gr7" draw:text-style-name="P17" svg:x1="3.55in" svg:y1="1.8028in" svg:x2="1.4799in" svg:y2="1.8028in"><text:p/></draw:line><draw:line draw:style-name="gr7" draw:text-style-name="P17" svg:x1="3.7091in" svg:y1="1.8173in" svg:x2="6.0528in" svg:y2="1.8173in"><text:p/></draw:line><draw:line draw:style-name="gr7" draw:text-style-name="P17" svg:x1="6.0528in" svg:y1="1.8189in" svg:x2="6.0528in" svg:y2="1.5in"><text:p/></draw:line><draw:frame draw:style-name="gr12"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IDL interface needs to be extended for handling asynchronous invocations. A new (implied) interface (<text:span text:style-name="keyword"><text:span text:style-name="T3">AMI_MyFoo</text:span></text:span>) is created. For each existing method with in- and/or out-parameters or return values in <text:span text:style-name="keyword"><text:span text:style-name="T3">MyFoo</text:span></text:span>, a new void method with the prefix <text:span text:style-name="keyword">sendc_</text:span> is added to the implied <text:span text:style-name="keyword"><text:span text:style-name="T3">AMI_MyFoo </text:span></text:span><text:span text:style-name="keyword">interface. </text:span>The out-parameters are not used in these methods. <text:s/></text:p>
      <text:p text:style-name="P11">Attributes</text:p>
      <text:p text:style-name="P5"><text:span text:style-name="T19"/></text:p>
      <text:p text:style-name="P5"><text:span text:style-name="T19">The signature of the implied-IDL for the callback model getter and setter operations</text:span></text:p>
      <text:p text:style-name="P6">corresponding to an interface’s attribute is as follows.</text:p>
      <text:list xml:id="list1301670055" text:style-name="L3">
        <text:list-item>
          <text:p text:style-name="P7">Setter operations are only generated for attributes that are not defined readonly</text:p>
        </text:list-item>
        <text:list-item>
          <text:p text:style-name="P7">void return type, followed by the operation name, which to distinguish between the</text:p>
        </text:list-item>
        <text:list-item>
          <text:p text:style-name="P7">getter and setter operations for the attribute is given by either:</text:p>
          <text:list>
            <text:list-item>
              <text:list>
                <text:list-item>
                  <text:p text:style-name="P7"><text:span text:style-name="T2">sendc_get_&lt;attributeName&gt;</text:span><text:span text:style-name="T22"> </text:span><text:s/>for reading the attribute value, where</text:p>
                </text:list-item>
              </text:list>
            </text:list-item>
          </text:list>
        </text:list-item>
      </text:list>
      <text:p text:style-name="P9">attributeName is the name of the attribute, or</text:p>
      <text:list xml:id="list76908563" text:continue-numbering="true" text:style-name="L3">
        <text:list-item>
          <text:list>
            <text:list-item>
              <text:list>
                <text:list-item>
                  <text:p text:style-name="P8"><text:span text:style-name="T2">sendc_set_&lt;attributeName&gt; </text:span><text:span text:style-name="T16"><text:s/>for setting the attribute value, where </text:span><text:span text:style-name="T16">attributeName is the <text:tab/>name of the attribute that is not defined readonly.</text:span></text:p>
                </text:list-item>
              </text:list>
            </text:list-item>
          </text:list>
        </text:list-item>
      </text:list>
      <text:p text:style-name="P13">The AMI component should provide and the Sender component should use this <text:span text:style-name="keyword"><text:span text:style-name="T3">AMI_MyFoo</text:span></text:span> interface.</text:p>
      <text:p text:style-name="paragraph">Besides an <text:span text:style-name="keyword">AMI_MyFoo</text:span><text:span text:style-name="keyword"><text:span text:style-name="T4"> </text:span></text:span><text:span text:style-name="keyword"><text:span text:style-name="T5">interface the (implied) callback interfaces should be created. The Sender component should provide and the AMI component should use this callback interface. The callback interface should be named, using </text:span></text:span><text:span text:style-name="keyword"><text:span text:style-name="T7">AMI_</text:span></text:span><text:span text:style-name="keyword"><text:span text:style-name="T5"> as prefix and </text:span></text:span><text:span text:style-name="keyword"><text:span text:style-name="T7">_callback</text:span></text:span><text:span text:style-name="keyword"><text:span text:style-name="T5"> as postfix. In this example </text:span></text:span><text:span text:style-name="keyword"><text:span text:style-name="T8">AMI_MyFoo_callback</text:span></text:span><text:span text:style-name="keyword"><text:span text:style-name="T5">. In this interface all prefixed sendc_ methods should be listed twice; once with postfix '</text:span></text:span><text:span text:style-name="keyword"><text:span text:style-name="T7">_</text:span></text:span><text:span text:style-name="keyword"><text:span text:style-name="T8">callback</text:span></text:span><text:span text:style-name="keyword"><text:span text:style-name="T7">_</text:span></text:span><text:span text:style-name="keyword"><text:span text:style-name="T8">handler</text:span></text:span><text:span text:style-name="keyword"><text:span text:style-name="T5">' and once with '_</text:span></text:span><text:span text:style-name="keyword"><text:span text:style-name="T9">callback</text:span></text:span><text:span text:style-name="keyword"><text:span text:style-name="T5">_</text:span></text:span><text:span text:style-name="keyword"><text:span text:style-name="T9">exception</text:span></text:span><text:span text:style-name="keyword"><text:span text:style-name="T5">'. The callback_handler handles the callback calls. The signature of this method is to pass the return value of the foo method as a first parameter, followed by the out parameters of this method.</text:span></text:span></text:p>
      <text:p text:style-name="paragraph"><text:span text:style-name="keyword"><text:span text:style-name="T5">The callback_exception is called when the Receiver component caught an exception while executing foo. </text:span></text:span><text:span text:style-name="keyword"><text:span text:style-name="T6">Describe ExceptionHolder</text:span></text:span><text:span text:style-name="keyword"><text:span text:style-name="T5">.</text:span></text:span></text:p>
      <text:p text:style-name="paragraph"><text:soft-page-break/><text:span text:style-name="keyword"><text:span text:style-name="T5">The Receiver component (server) just provides the original interface (</text:span></text:span><text:span text:style-name="keyword"><text:span text:style-name="T8">MyFoo</text:span></text:span><text:span text:style-name="keyword"><text:span text:style-name="T5">); The AMI component uses this interface.</text:span></text:span></text:p>
      <text:p text:style-name="paragraph">The needed interfaces are defined as follows:</text:p>
      <text:p text:style-name="P2">// -- resulting (implied) interfaces </text:p>
      <text:p text:style-name="P2">//</text:p>
      <text:p text:style-name="P2"/>
      <text:p text:style-name="P2">// Implied callback interface from AMI-component to calling component</text:p>
      <text:p text:style-name="P2">interface AMI_MyFoo_callback</text:p>
      <text:p text:style-name="P2">{</text:p>
      <text:p text:style-name="P2"><text:tab/>void foo_callback_handler (in long ami_return_val, in string answer);</text:p>
      <text:p text:style-name="P2"><text:s text:c="6"/>void foo_callback_excep (in Messaging::ExceptionHolder exception_holder);</text:p>
      <text:p text:style-name="P2"/>
      <text:p text:style-name="P2"><text:tab/>void get_rw_attrib_callback_handler (in short ami_return_val);</text:p>
      <text:p text:style-name="P2"><text:tab/>void get_rw_attrib_callback_excep (in Messaging::ExceptionHolder exception_holder);</text:p>
      <text:p text:style-name="P2"><text:tab/></text:p>
      <text:p text:style-name="P2"><text:tab/><text:span text:style-name="T25">void set_rw_attrib_callback_handler ();</text:span></text:p>
      <text:p text:style-name="P2"><text:span text:style-name="T25"><text:tab/></text:span>void set_rw_attrib_callback_excep (in Messaging::ExceptionHolder exception_holder);</text:p>
      <text:p text:style-name="P2"><text:tab/></text:p>
      <text:p text:style-name="P2"><text:tab/>void get_ro_attrib_callback_handler (in short ami_return_val);</text:p>
      <text:p text:style-name="P2"><text:tab/>void get_ro_attrib_callback_excep (in Messaging::ExceptionHolder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ami_handler, in string in_str);</text:p>
      <text:p text:style-name="P2"><text:tab/>void sendc_get_rw_attrib (in AMI_MyFoo_callback ami_handler);</text:p>
      <text:p text:style-name="P2"><text:tab/>void sendc_set_rw_attrib (in AMI_MyFoo_callback ami_handler, in short rw_attrib);</text:p>
      <text:p text:style-name="P2"><text:tab/>void sendc_get_ro_attrib (in AMI_MyFoo_callback ami_handle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Each time an asynchronous call is invoked, a reply handler should be passed. The reply handler should be created on the Sender side and should be passed to the AMI component (as the first parameter of the sendc function). The AMI component uses this reply handler to call the Sender when the answer is received. It's up to the user whether to create one “global” reply handler or one reply handler per request. </text:p>
      <text:p text:style-name="paragraph">When nil is passed as reply handler, the AMI component treats that request as a oneway method. None of the provided callback methods are invoked.</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N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14">IDL3+</text:p>
      <text:p text:style-name="P12">Using IDL3+, the component description could look like this:</text:p>
      <text:p text:style-name="P3">//BASE DEFINITIONS</text:p>
      <text:p text:style-name="code">porttype AMI_MyFooPort</text:p>
      <text:p text:style-name="code">{</text:p>
      <text:p text:style-name="code"><text:tab/>uses <text:s text:c="4"/>CCM_AMI::AMI_MyFoo <text:s text:c="10"/>run_asynch_my_foo;</text:p>
      <text:p text:style-name="code"><text:tab/>provides CCM_AMI::AMI_MyFoo_callback <text:s/>the_my_foo_callback;</text:p>
      <text:p text:style-name="code">};</text:p>
      <text:p text:style-name="code"/>
      <text:p text:style-name="code">porttype AMI_MyInterfacePort</text:p>
      <text:p text:style-name="code">{</text:p>
      <text:p text:style-name="code"><text:tab/>uses CCM_AMI::AMI_MyInterface <text:s text:c="14"/>run_asynch_my_interface;</text:p>
      <text:p text:style-name="code"><text:tab/>provides CCM_AMI::AMI_MyInterface_callback <text:s/>the_my_interface_callback;</text:p>
      <text:p text:style-name="code">};</text:p>
      <text:p text:style-name="code"/>
      <text:p text:style-name="P3">//SENDER COMPONENT</text:p>
      <text:p text:style-name="code">module Hello_AMI</text:p>
      <text:p text:style-name="code">{</text:p>
      <text:p text:style-name="code"><text:tab/>component Sender</text:p>
      <text:p text:style-name="code"><text:s text:c="2"/><text:tab/>{</text:p>
      <text:p text:style-name="code"><text:tab/><text:tab/>port AMI_MyFooPort my_foo_port;</text:p>
      <text:p text:style-name="code"><text:tab/><text:tab/>port AMI_MyInterfacePort my_interface_port;</text:p>
      <text:p text:style-name="code"/>
      <text:p text:style-name="code"><text:tab/><text:tab/>// for synchronous invocation</text:p>
      <text:p text:style-name="code"><text:tab/><text:tab/>uses CCM_AMI::MyFoo <text:s text:c="8"/>run_my_foo;</text:p>
      <text:p text:style-name="code"><text:tab/><text:tab/>uses CCM_AMI::MyInterface <text:s text:c="2"/>run_my_interface;</text:p>
      <text:p text:style-name="code"><text:s text:c="2"/><text:tab/>};</text:p>
      <text:p text:style-name="code"/>
      <text:p text:style-name="code"><text:tab/>home SenderHome manages Sender</text:p>
      <text:p text:style-name="code"><text:tab/>{</text:p>
      <text:p text:style-name="code"><text:tab/>};</text:p>
      <text:p text:style-name="code">};</text:p>
      <text:p text:style-name="code"/>
      <text:p text:style-name="P3">// AMI COMPONENT</text:p>
      <text:p text:style-name="code">module Hello_AMI</text:p>
      <text:p text:style-name="code">{</text:p>
      <text:p text:style-name="code"><text:tab/>component AMI</text:p>
      <text:p text:style-name="code"><text:tab/>{</text:p>
      <text:p text:style-name="code"><text:tab/><text:tab/>mirrorport AMI_MyFooPort ami_my_foo_port;</text:p>
      <text:p text:style-name="code"><text:tab/><text:tab/>mirrorport AMI_MyInterfacePort ami_my_interface_port;</text:p>
      <text:p text:style-name="code"/>
      <text:p text:style-name="code"><text:tab/><text:tab/>uses CCM_AMI::MyFoo <text:s text:c="8"/>run_my_foo;</text:p>
      <text:p text:style-name="code"><text:tab/><text:tab/>uses CCM_AMI::MyInterface <text:s text:c="2"/>run_my_interface;</text:p>
      <text:p text:style-name="code"><text:tab/>};</text:p>
      <text:p text:style-name="code"/>
      <text:p text:style-name="code"><text:tab/>home AMIHome manages AMI</text:p>
      <text:p text:style-name="code"><text:tab/>{</text:p>
      <text:p text:style-name="code"><text:tab/>};</text:p>
      <text:p text:style-name="code">};</text:p>
      <text:p text:style-name="code"/>
      <text:p text:style-name="P3">//RECEIVER COMPONENT</text:p>
      <text:p text:style-name="code">The receiver component IDL doesn't need IDL3+.</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GOPOPA+TimesNewRoman" svg:font-family="GOPOPA+TimesNewRoman" style:font-family-generic="roman"/>
    <style:font-face style:name="GPAACC+TimesNewRoman,Bold" svg:font-family="'GPAACC+TimesNewRoman,Bold'" style:font-family-generic="roman"/>
    <style:font-face style:name="GOPPGC+Arial,Bold" svg:font-family="'GOPPGC+Arial,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09-24T16:39:20</dc:date>
    <meta:editing-duration>PT05H49M12S</meta:editing-duration>
    <meta:editing-cycles>16</meta:editing-cycles>
    <meta:generator>OpenOffice.org/3.0$Linux OpenOffice.org_project/300m21$Build-9319</meta:generator>
    <meta:document-statistic meta:table-count="0" meta:image-count="0" meta:object-count="0" meta:page-count="5" meta:paragraph-count="148" meta:word-count="965" meta:character-count="7218"/>
    <meta:user-defined meta:name="Info 1"/>
    <meta:user-defined meta:name="Info 2"/>
    <meta:user-defined meta:name="Info 3"/>
    <meta:user-defined meta:name="Info 4"/>
  </office:meta>
</office:document-meta>
</file>